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3"/>
    <style:style style:name="ce6" style:family="table-cell" style:parent-style-name="Hyperlink" style:data-style-name="N0">
      <style:text-properties fo:color="#0000FF" style:text-underline-style="solid" style:text-underline-type="single"/>
    </style:style>
    <style:style style:name="ce7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3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1*0.0328)" table:style-name="ce1">
            <text:p>44.8376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http://www.cs.rit.edu/~robotlab/ICL1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2*0.0328)" table:style-name="ce1">
            <text:p>55.9568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3">
            <text:p><text:a xlink:href="http://www.cs.rit.edu/~robotlab/CompStudiesLab">http://www.cs.rit.edu/~robotlab/CompStudiesLab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CSOffice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http://www.cs.rit.edu/~robotlab/Class3000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5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5T15:50:10Z</dc:date>
    <meta:editing-cycles>36</meta:editing-cycles>
    <meta:editing-duration>PT49392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